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officeooo:paragraph-rsid="001fc871"/>
    </style:style>
    <style:style style:name="P3" style:family="paragraph" style:parent-style-name="Standard">
      <style:text-properties style:font-name="Liberation Serif" officeooo:paragraph-rsid="0098d635"/>
    </style:style>
    <style:style style:name="P4" style:family="paragraph" style:parent-style-name="Standard">
      <style:text-properties fo:font-size="12pt" style:font-size-asian="12pt" style:font-size-complex="12pt"/>
    </style:style>
    <style:style style:name="P5" style:family="paragraph" style:parent-style-name="Standard">
      <style:paragraph-properties fo:padding-left="0cm" fo:padding-right="0cm" fo:padding-top="0cm" fo:padding-bottom="0.074cm" fo:border-left="none" fo:border-right="none" fo:border-top="none" fo:border-bottom="0.06pt solid #000000" style:join-border="false"/>
      <style:text-properties style:font-name="Liberation Serif" officeooo:rsid="001fc871"/>
    </style:style>
    <style:style style:name="P6" style:family="paragraph" style:parent-style-name="Standard">
      <style:paragraph-properties fo:text-align="center" style:justify-single-word="false" fo:padding="0.051cm" fo:border="0.06pt solid #000000" style:shadow="#808080 0.178cm 0.178cm"/>
      <style:text-properties style:font-name="Liberation Serif" fo:font-weight="bold" officeooo:rsid="001fc871" officeooo:paragraph-rsid="00230bef" style:font-weight-asian="bold" style:font-weight-complex="bold"/>
    </style:style>
    <style:style style:name="P7" style:family="paragraph" style:parent-style-name="Standard">
      <style:paragraph-properties fo:text-align="center" style:justify-single-word="false" fo:padding="0.051cm" fo:border="0.06pt solid #000000" style:shadow="#808080 0.178cm 0.178cm"/>
      <style:text-properties style:font-name="Liberation Serif" fo:font-weight="bold" officeooo:rsid="001fc871" officeooo:paragraph-rsid="0098d635" style:font-weight-asian="bold" style:font-weight-complex="bold"/>
    </style:style>
    <style:style style:name="P8" style:family="paragraph" style:parent-style-name="Standard">
      <style:paragraph-properties fo:text-align="center" style:justify-single-word="false" fo:padding="0.051cm" fo:border="0.06pt solid #000000" style:shadow="#808080 0.178cm 0.178cm"/>
      <style:text-properties style:font-name="Liberation Serif" fo:font-weight="bold" officeooo:rsid="002124ea" officeooo:paragraph-rsid="00230bef" style:font-weight-asian="bold" style:font-weight-complex="bold"/>
    </style:style>
    <style:style style:name="P9" style:family="paragraph" style:parent-style-name="Standard">
      <style:paragraph-properties fo:line-height="200%" style:shadow="none"/>
      <style:text-properties style:font-name="Arial" fo:font-size="10pt" style:font-size-asian="16pt" style:font-size-complex="16pt"/>
    </style:style>
    <style:style style:name="P10" style:family="paragraph" style:parent-style-name="Standard">
      <style:paragraph-properties fo:line-height="200%" style:shadow="none"/>
      <style:text-properties style:font-name="Liberation Serif" fo:font-size="16pt" style:font-size-asian="16pt" style:font-size-complex="16pt"/>
    </style:style>
    <style:style style:name="P11" style:family="paragraph" style:parent-style-name="Standard">
      <style:paragraph-properties fo:line-height="200%" fo:text-align="justify" style:justify-single-word="false" style:shadow="none"/>
      <style:text-properties style:font-name="Liberation Serif" fo:font-size="16pt" officeooo:paragraph-rsid="006018bd" style:font-size-asian="16pt" style:font-size-complex="16pt"/>
    </style:style>
    <style:style style:name="P12" style:family="paragraph" style:parent-style-name="Standard">
      <style:paragraph-properties fo:line-height="200%" fo:text-align="justify" style:justify-single-word="false" style:shadow="none">
        <style:drop-cap/>
      </style:paragraph-properties>
      <style:text-properties style:font-name="Liberation Serif" fo:font-size="16pt" officeooo:paragraph-rsid="009d6169" style:font-size-asian="16pt" style:font-size-complex="16pt"/>
    </style:style>
    <style:style style:name="P13" style:family="paragraph" style:parent-style-name="Standard">
      <style:paragraph-properties fo:line-height="200%" fo:text-align="justify" style:justify-single-word="false" style:shadow="none">
        <style:drop-cap/>
      </style:paragraph-properties>
      <style:text-properties style:font-name="Liberation Serif" fo:font-size="16pt" officeooo:paragraph-rsid="009beb5b" style:font-size-asian="16pt" style:font-size-complex="16pt"/>
    </style:style>
    <style:style style:name="P14" style:family="paragraph" style:parent-style-name="Standard">
      <style:paragraph-properties fo:line-height="200%" style:shadow="none"/>
      <style:text-properties style:font-name="Liberation Serif" fo:font-size="10pt" style:font-size-asian="16pt" style:font-size-complex="16pt"/>
    </style:style>
    <style:style style:name="P15" style:family="paragraph" style:parent-style-name="Standard">
      <style:paragraph-properties fo:line-height="115%" fo:text-align="justify" style:justify-single-word="false" style:shadow="none"/>
      <style:text-properties style:font-name="Liberation Serif" fo:font-size="10pt" officeooo:rsid="00681016" officeooo:paragraph-rsid="00681016" style:font-size-asian="10pt" style:font-size-complex="10pt"/>
    </style:style>
    <style:style style:name="P16" style:family="paragraph" style:parent-style-name="Standard">
      <style:paragraph-properties fo:line-height="115%" fo:text-align="justify" style:justify-single-word="false" style:shadow="none"/>
      <style:text-properties style:font-name="Liberation Serif" fo:font-size="10pt" officeooo:rsid="0072322a" officeooo:paragraph-rsid="0072322a" style:font-size-asian="10pt" style:font-size-complex="10pt"/>
    </style:style>
    <style:style style:name="P17" style:family="paragraph" style:parent-style-name="Standard">
      <style:paragraph-properties fo:line-height="200%" fo:text-align="justify" style:justify-single-word="false" style:shadow="none"/>
      <style:text-properties style:font-name="Liberation Serif" fo:font-size="10pt" officeooo:paragraph-rsid="0074d508" style:font-size-asian="10pt" style:font-size-complex="10pt"/>
    </style:style>
    <style:style style:name="P18" style:family="paragraph" style:parent-style-name="Standard">
      <style:paragraph-properties fo:line-height="115%" fo:text-align="justify" style:justify-single-word="false" style:shadow="none"/>
      <style:text-properties style:font-name="Liberation Serif" fo:font-size="10pt" officeooo:rsid="0064162d" officeooo:paragraph-rsid="0064162d" style:font-size-asian="10pt" style:font-size-complex="10pt"/>
    </style:style>
    <style:style style:name="P19" style:family="paragraph" style:parent-style-name="Standard">
      <style:paragraph-properties fo:line-height="115%" fo:text-align="justify" style:justify-single-word="false" style:shadow="none"/>
      <style:text-properties style:font-name="Liberation Serif" fo:font-size="10pt" officeooo:rsid="0064f1ff" officeooo:paragraph-rsid="0064f1ff" style:font-size-asian="10pt" style:font-size-complex="10pt"/>
    </style:style>
    <style:style style:name="P20" style:family="paragraph" style:parent-style-name="Standard">
      <style:paragraph-properties fo:line-height="115%" fo:text-align="justify" style:justify-single-word="false" style:shadow="none"/>
      <style:text-properties style:font-name="Liberation Serif" fo:font-size="10pt" officeooo:rsid="005c9478" officeooo:paragraph-rsid="00681016" style:font-size-asian="10pt" style:font-size-complex="10pt"/>
    </style:style>
    <style:style style:name="P21" style:family="paragraph" style:parent-style-name="Standard">
      <style:paragraph-properties fo:line-height="115%" fo:text-align="justify" style:justify-single-word="false" style:shadow="none"/>
      <style:text-properties style:font-name="Liberation Serif" fo:font-size="10pt" officeooo:rsid="005c9478" officeooo:paragraph-rsid="0060a4e4" style:font-size-asian="10pt" style:font-size-complex="10pt"/>
    </style:style>
    <style:style style:name="P22" style:family="paragraph" style:parent-style-name="Standard">
      <style:paragraph-properties fo:line-height="115%" fo:text-align="justify" style:justify-single-word="false" style:shadow="none"/>
      <style:text-properties style:font-name="Liberation Serif" fo:font-size="10pt" officeooo:rsid="005c9478" officeooo:paragraph-rsid="007ecee5" style:font-size-asian="10pt" style:font-size-complex="10pt"/>
    </style:style>
    <style:style style:name="P23" style:family="paragraph" style:parent-style-name="Standard">
      <style:paragraph-properties fo:line-height="115%" fo:text-align="justify" style:justify-single-word="false" style:shadow="none"/>
      <style:text-properties style:font-name="Liberation Serif" fo:font-size="10pt" officeooo:rsid="00629b87" officeooo:paragraph-rsid="00629b87" style:font-size-asian="10pt" style:font-size-complex="10pt"/>
    </style:style>
    <style:style style:name="P24" style:family="paragraph" style:parent-style-name="Standard">
      <style:paragraph-properties fo:line-height="115%" fo:text-align="justify" style:justify-single-word="false" style:shadow="none"/>
      <style:text-properties style:font-name="Liberation Serif" fo:font-size="10pt" officeooo:rsid="00629b87" officeooo:paragraph-rsid="0079cc2f" style:font-size-asian="10pt" style:font-size-complex="10pt"/>
    </style:style>
    <style:style style:name="P25" style:family="paragraph" style:parent-style-name="Standard">
      <style:paragraph-properties fo:line-height="115%" fo:text-align="justify" style:justify-single-word="false" style:shadow="none"/>
      <style:text-properties style:font-name="Liberation Serif" fo:font-size="10pt" officeooo:rsid="0060b641" officeooo:paragraph-rsid="0060b641" style:font-size-asian="10pt" style:font-size-complex="10pt"/>
    </style:style>
    <style:style style:name="P26" style:family="paragraph" style:parent-style-name="Standard">
      <style:paragraph-properties fo:line-height="115%" fo:text-align="justify" style:justify-single-word="false" style:shadow="none"/>
      <style:text-properties style:font-name="Liberation Serif" fo:font-size="10pt" officeooo:rsid="0060b641" officeooo:paragraph-rsid="0068d1b5" style:font-size-asian="10pt" style:font-size-complex="10pt"/>
    </style:style>
    <style:style style:name="P27" style:family="paragraph" style:parent-style-name="Standard">
      <style:paragraph-properties fo:line-height="115%" fo:text-align="justify" style:justify-single-word="false" style:shadow="none"/>
      <style:text-properties style:font-name="Liberation Serif" fo:font-size="10pt" officeooo:rsid="0060b641" officeooo:paragraph-rsid="007d81a2" style:font-size-asian="10pt" style:font-size-complex="10pt"/>
    </style:style>
    <style:style style:name="P28" style:family="paragraph" style:parent-style-name="Standard">
      <style:paragraph-properties fo:line-height="115%" fo:text-align="justify" style:justify-single-word="false" style:shadow="none"/>
      <style:text-properties style:font-name="Liberation Serif" fo:font-size="10pt" officeooo:rsid="00711b2b" officeooo:paragraph-rsid="00711b2b" style:font-size-asian="10pt" style:font-size-complex="10pt"/>
    </style:style>
    <style:style style:name="P29" style:family="paragraph" style:parent-style-name="Standard">
      <style:paragraph-properties fo:line-height="115%" fo:text-align="justify" style:justify-single-word="false" style:shadow="none"/>
      <style:text-properties style:font-name="Liberation Serif" fo:font-size="10pt" officeooo:rsid="0074d508" officeooo:paragraph-rsid="0074d508" style:font-size-asian="10pt" style:font-size-complex="10pt"/>
    </style:style>
    <style:style style:name="P30" style:family="paragraph" style:parent-style-name="Standard">
      <style:paragraph-properties fo:line-height="115%" fo:text-align="justify" style:justify-single-word="false" style:shadow="none"/>
      <style:text-properties style:font-name="Liberation Serif" fo:font-size="10pt" officeooo:rsid="00764eef" officeooo:paragraph-rsid="00764eef" style:font-size-asian="10pt" style:font-size-complex="10pt"/>
    </style:style>
    <style:style style:name="P31" style:family="paragraph" style:parent-style-name="Standard">
      <style:paragraph-properties fo:line-height="115%" fo:text-align="justify" style:justify-single-word="false" style:shadow="none"/>
      <style:text-properties style:font-name="Liberation Serif" fo:font-size="10pt" officeooo:rsid="00764eef" officeooo:paragraph-rsid="0081d9b9" style:font-size-asian="10pt" style:font-size-complex="10pt"/>
    </style:style>
    <style:style style:name="P32" style:family="paragraph" style:parent-style-name="Standard">
      <style:paragraph-properties fo:line-height="115%" fo:text-align="justify" style:justify-single-word="false" style:shadow="none"/>
      <style:text-properties style:font-name="Liberation Serif" fo:font-size="10pt" officeooo:rsid="007afc1e" officeooo:paragraph-rsid="007afc1e" style:font-size-asian="10pt" style:font-size-complex="10pt"/>
    </style:style>
    <style:style style:name="P33" style:family="paragraph" style:parent-style-name="Standard">
      <style:paragraph-properties fo:line-height="115%" fo:text-align="justify" style:justify-single-word="false" style:shadow="none"/>
      <style:text-properties style:font-name="Liberation Serif" fo:font-size="10pt" officeooo:rsid="007c706f" officeooo:paragraph-rsid="007c706f" style:font-size-asian="10pt" style:font-size-complex="10pt"/>
    </style:style>
    <style:style style:name="P34" style:family="paragraph" style:parent-style-name="Standard">
      <style:paragraph-properties fo:line-height="115%" fo:text-align="justify" style:justify-single-word="false" style:shadow="none"/>
      <style:text-properties style:font-name="Liberation Serif" fo:font-size="10pt" officeooo:rsid="008393b9" officeooo:paragraph-rsid="008393b9" style:font-size-asian="10pt" style:font-size-complex="10pt"/>
    </style:style>
    <style:style style:name="P35" style:family="paragraph" style:parent-style-name="Standard">
      <style:paragraph-properties fo:line-height="115%" fo:text-align="justify" style:justify-single-word="false" style:shadow="none"/>
      <style:text-properties style:font-name="Liberation Serif" fo:font-size="10pt" officeooo:paragraph-rsid="0060b641" style:font-size-asian="10pt" style:font-size-complex="10pt"/>
    </style:style>
    <style:style style:name="P36" style:family="paragraph" style:parent-style-name="Standard">
      <style:paragraph-properties fo:line-height="115%" fo:text-align="justify" style:justify-single-word="false" style:shadow="none"/>
      <style:text-properties style:font-name="Liberation Serif" fo:font-size="10pt" officeooo:paragraph-rsid="00885d0d" style:font-size-asian="10pt" style:font-size-complex="10pt"/>
    </style:style>
    <style:style style:name="P37" style:family="paragraph" style:parent-style-name="Standard">
      <style:paragraph-properties fo:line-height="115%" fo:text-align="justify" style:justify-single-word="false" style:shadow="none"/>
      <style:text-properties style:font-name="Liberation Serif" fo:font-size="10pt" officeooo:paragraph-rsid="005b85a2" style:font-size-asian="10pt" style:font-size-complex="10pt"/>
    </style:style>
    <style:style style:name="P38" style:family="paragraph" style:parent-style-name="Standard">
      <style:paragraph-properties fo:line-height="115%" fo:text-align="justify" style:justify-single-word="false" style:shadow="none"/>
      <style:text-properties style:font-name="Liberation Serif" fo:font-size="10pt" officeooo:paragraph-rsid="00722cd5" style:font-size-asian="10pt" style:font-size-complex="10pt"/>
    </style:style>
    <style:style style:name="P39" style:family="paragraph" style:parent-style-name="Standard">
      <style:paragraph-properties fo:line-height="115%" fo:text-align="justify" style:justify-single-word="false" style:shadow="none"/>
      <style:text-properties style:font-name="Liberation Serif" fo:font-size="10pt" officeooo:paragraph-rsid="006b4570" style:font-size-asian="10pt" style:font-size-complex="10pt"/>
    </style:style>
    <style:style style:name="P40" style:family="paragraph" style:parent-style-name="Standard">
      <style:paragraph-properties fo:line-height="115%" fo:text-align="justify" style:justify-single-word="false" style:shadow="none"/>
      <style:text-properties style:font-name="Liberation Serif" fo:font-size="10pt" officeooo:paragraph-rsid="00720885" style:font-size-asian="10pt" style:font-size-complex="10pt"/>
    </style:style>
    <style:style style:name="P41" style:family="paragraph" style:parent-style-name="Standard">
      <style:paragraph-properties fo:line-height="115%" fo:text-align="justify" style:justify-single-word="false" style:shadow="none"/>
      <style:text-properties style:font-name="Liberation Serif" fo:font-size="10pt" officeooo:paragraph-rsid="005c9478" style:font-size-asian="10pt" style:font-size-complex="10pt"/>
    </style:style>
    <style:style style:name="P42" style:family="paragraph" style:parent-style-name="Standard">
      <style:paragraph-properties fo:line-height="115%" fo:text-align="justify" style:justify-single-word="false" style:shadow="none"/>
      <style:text-properties style:font-name="Liberation Serif" fo:font-size="10pt" officeooo:paragraph-rsid="006ebf2e" style:font-size-asian="10pt" style:font-size-complex="10pt"/>
    </style:style>
    <style:style style:name="P43" style:family="paragraph" style:parent-style-name="Standard">
      <style:paragraph-properties fo:line-height="115%" fo:text-align="justify" style:justify-single-word="false" style:shadow="none"/>
      <style:text-properties style:font-name="Liberation Serif" fo:font-size="10pt" officeooo:rsid="0081d9b9" officeooo:paragraph-rsid="0081d9b9" style:font-size-asian="10pt" style:font-size-complex="10pt"/>
    </style:style>
    <style:style style:name="P44" style:family="paragraph" style:parent-style-name="Standard">
      <style:paragraph-properties fo:line-height="115%" fo:text-align="justify" style:justify-single-word="false" style:shadow="none">
        <style:drop-cap/>
      </style:paragraph-properties>
      <style:text-properties style:font-name="Liberation Serif" fo:font-size="12pt" officeooo:rsid="007afc1e" officeooo:paragraph-rsid="00a1b762" style:font-size-asian="12pt" style:font-size-complex="12pt"/>
    </style:style>
    <style:style style:name="P45" style:family="paragraph" style:parent-style-name="Standard">
      <style:paragraph-properties fo:line-height="200%" fo:text-align="justify" style:justify-single-word="false" style:shadow="none">
        <style:drop-cap/>
      </style:paragraph-properties>
      <style:text-properties style:font-name="Liberation Serif" fo:font-size="12pt" officeooo:rsid="009aaee9" officeooo:paragraph-rsid="009aaee9" style:font-size-asian="12pt" style:font-size-complex="12pt"/>
    </style:style>
    <style:style style:name="P46" style:family="paragraph" style:parent-style-name="Standard">
      <style:paragraph-properties fo:line-height="200%" fo:text-align="justify" style:justify-single-word="false" style:shadow="none">
        <style:drop-cap/>
      </style:paragraph-properties>
      <style:text-properties style:font-name="Liberation Serif" fo:font-size="12pt" officeooo:paragraph-rsid="009beb5b" style:font-size-asian="12pt" style:font-size-complex="12pt"/>
    </style:style>
    <style:style style:name="P47" style:family="paragraph" style:parent-style-name="Standard">
      <style:paragraph-properties fo:line-height="200%" fo:text-align="justify" style:justify-single-word="false" style:shadow="none">
        <style:drop-cap/>
      </style:paragraph-properties>
      <style:text-properties style:font-name="Liberation Serif" fo:font-size="12pt" fo:font-weight="bold" officeooo:rsid="009aaee9" officeooo:paragraph-rsid="009aaee9" style:font-size-asian="12pt" style:font-weight-asian="bold" style:font-size-complex="12pt" style:font-weight-complex="bold"/>
    </style:style>
    <style:style style:name="P48" style:family="paragraph" style:parent-style-name="Standard">
      <style:paragraph-properties fo:line-height="200%" fo:text-align="justify" style:justify-single-word="false" style:shadow="none">
        <style:drop-cap/>
      </style:paragraph-properties>
      <style:text-properties style:font-name="Liberation Serif" fo:font-size="12pt" fo:font-weight="bold" officeooo:rsid="00a059bb" officeooo:paragraph-rsid="00a059bb" style:font-size-asian="12pt" style:font-weight-asian="bold" style:font-size-complex="12pt" style:font-weight-complex="bold"/>
    </style:style>
    <style:style style:name="P49" style:family="paragraph" style:parent-style-name="Standard">
      <style:paragraph-properties fo:line-height="200%" fo:text-align="justify" style:justify-single-word="false" style:shadow="none">
        <style:drop-cap/>
      </style:paragraph-properties>
      <style:text-properties style:font-name="Liberation Serif" fo:font-size="12pt" fo:font-weight="bold" officeooo:rsid="009af7c7" officeooo:paragraph-rsid="009af7c7" style:font-size-asian="12pt" style:font-weight-asian="bold" style:font-size-complex="12pt" style:font-weight-complex="bold"/>
    </style:style>
    <style:style style:name="P50" style:family="paragraph" style:parent-style-name="Standard">
      <style:paragraph-properties fo:line-height="200%" fo:text-align="justify" style:justify-single-word="false" style:shadow="none">
        <style:drop-cap/>
      </style:paragraph-properties>
      <style:text-properties style:font-name="Liberation Serif" fo:font-size="12pt" fo:font-weight="bold" officeooo:rsid="00b52cdf" officeooo:paragraph-rsid="00b52cdf" style:font-size-asian="12pt" style:font-weight-asian="bold" style:font-size-complex="12pt" style:font-weight-complex="bold"/>
    </style:style>
    <style:style style:name="P51" style:family="paragraph" style:parent-style-name="Standard">
      <style:paragraph-properties fo:line-height="200%" fo:text-align="justify" style:justify-single-word="false" style:shadow="none">
        <style:drop-cap/>
      </style:paragraph-properties>
      <style:text-properties style:font-name="Liberation Serif" fo:font-size="12pt" fo:font-weight="normal" officeooo:rsid="00b57f79" officeooo:paragraph-rsid="00b57f79" style:font-size-asian="12pt" style:font-weight-asian="normal" style:font-size-complex="12pt" style:font-weight-complex="normal"/>
    </style:style>
    <style:style style:name="P52" style:family="paragraph" style:parent-style-name="Standard">
      <style:paragraph-properties fo:line-height="200%" fo:text-align="justify" style:justify-single-word="false" style:shadow="none">
        <style:drop-cap/>
      </style:paragraph-properties>
      <style:text-properties style:font-name="Liberation Serif" fo:font-size="12pt" fo:font-weight="normal" officeooo:rsid="00b57f79" officeooo:paragraph-rsid="00befea7" style:font-size-asian="12pt" style:font-weight-asian="normal" style:font-size-complex="12pt" style:font-weight-complex="normal"/>
    </style:style>
    <style:style style:name="P53" style:family="paragraph" style:parent-style-name="Standard" style:master-page-name="">
      <style:paragraph-properties fo:line-height="200%" fo:text-align="justify" style:justify-single-word="false" style:page-number="auto" style:shadow="none">
        <style:drop-cap/>
      </style:paragraph-properties>
      <style:text-properties style:font-name="Liberation Serif" officeooo:paragraph-rsid="006018bd"/>
    </style:style>
    <style:style style:name="P54" style:family="paragraph" style:parent-style-name="Standard" style:master-page-name="">
      <style:paragraph-properties fo:text-align="center" style:justify-single-word="false" style:page-number="auto" fo:padding="0.051cm" fo:border="0.06pt solid #000000" style:shadow="#808080 0.178cm 0.178cm"/>
      <style:text-properties style:font-name="Liberation Serif" fo:font-weight="bold" officeooo:rsid="002124ea" officeooo:paragraph-rsid="0098d635" style:font-weight-asian="bold" style:font-weight-complex="bold"/>
    </style:style>
    <style:style style:name="P55" style:family="paragraph" style:parent-style-name="Text_20_body">
      <style:paragraph-properties fo:margin-left="0cm" fo:margin-right="0cm" fo:margin-top="0cm" fo:margin-bottom="0cm" loext:contextual-spacing="false" fo:line-height="120%" fo:text-indent="0cm" style:auto-text-indent="false" style:writing-mode="page"/>
      <style:text-properties fo:color="#ff7f00" style:font-name="Liberation Serif" fo:font-size="10pt" officeooo:rsid="00131835" officeooo:paragraph-rsid="00230bef" style:font-size-asian="10pt" style:font-size-complex="10pt"/>
    </style:style>
    <style:style style:name="P56"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 fo:font-size="10pt" officeooo:rsid="00131835" officeooo:paragraph-rsid="00230bef" style:font-size-asian="10pt" style:font-size-complex="10pt"/>
    </style:style>
    <style:style style:name="P57" style:family="paragraph" style:parent-style-name="Text_20_body">
      <style:paragraph-properties fo:margin-left="0cm" fo:margin-right="0cm" fo:margin-top="0cm" fo:margin-bottom="0cm" loext:contextual-spacing="false" fo:line-height="120%" fo:text-indent="0cm" style:auto-text-indent="false" style:writing-mode="page"/>
      <style:text-properties style:font-name="Liberation Serif" fo:font-size="10pt" officeooo:paragraph-rsid="00230bef" style:font-size-asian="10pt" style:font-size-complex="10pt"/>
    </style:style>
    <style:style style:name="P58" style:family="paragraph" style:parent-style-name="Standard">
      <style:paragraph-properties fo:text-align="center" style:justify-single-word="false" fo:padding="0.051cm" fo:border="0.06pt solid #000000" style:shadow="#808080 0.178cm 0.178cm"/>
      <style:text-properties style:font-name="Liberation Serif" fo:font-weight="bold" officeooo:rsid="0098d635" officeooo:paragraph-rsid="0098d635" style:font-weight-asian="bold" style:font-weight-complex="bold"/>
    </style:style>
    <style:style style:name="P59" style:family="paragraph" style:parent-style-name="Standard">
      <style:paragraph-properties fo:line-height="200%" fo:text-align="justify" style:justify-single-word="false" style:shadow="none">
        <style:drop-cap/>
      </style:paragraph-properties>
      <style:text-properties style:font-name="Liberation Serif" fo:font-size="12pt" fo:font-weight="normal" officeooo:rsid="00b57f79" officeooo:paragraph-rsid="00b57f79" style:font-size-asian="12pt" style:font-weight-asian="normal" style:font-size-complex="12pt" style:font-weight-complex="normal"/>
    </style:style>
    <style:style style:name="T1" style:family="text">
      <style:text-properties officeooo:rsid="02c8594a"/>
    </style:style>
    <style:style style:name="T2" style:family="text">
      <style:text-properties fo:color="#9900ff"/>
    </style:style>
    <style:style style:name="T3" style:family="text">
      <style:text-properties fo:color="#9900ff" officeooo:rsid="02c8594a"/>
    </style:style>
    <style:style style:name="T4" style:family="text">
      <style:text-properties fo:color="#9900ff" officeooo:rsid="00232cbd"/>
    </style:style>
    <style:style style:name="T5" style:family="text">
      <style:text-properties fo:color="#9900ff" officeooo:rsid="0026024f"/>
    </style:style>
    <style:style style:name="T6" style:family="text">
      <style:text-properties fo:color="#9900ff" officeooo:rsid="00242724"/>
    </style:style>
    <style:style style:name="T7" style:family="text">
      <style:text-properties fo:color="#9900ff" officeooo:rsid="003023f0"/>
    </style:style>
    <style:style style:name="T8" style:family="text">
      <style:text-properties fo:color="#9900ff" officeooo:rsid="0035e5b0"/>
    </style:style>
    <style:style style:name="T9" style:family="text">
      <style:text-properties style:use-window-font-color="true"/>
    </style:style>
    <style:style style:name="T10" style:family="text">
      <style:text-properties style:use-window-font-color="true" officeooo:rsid="02c8594a"/>
    </style:style>
    <style:style style:name="T11" style:family="text">
      <style:text-properties fo:color="#00ccff"/>
    </style:style>
    <style:style style:name="T12" style:family="text">
      <style:text-properties fo:color="#00ccff" officeooo:rsid="02c8594a"/>
    </style:style>
    <style:style style:name="T13" style:family="text">
      <style:text-properties fo:color="#00ccff" officeooo:rsid="00242724"/>
    </style:style>
    <style:style style:name="T14" style:family="text">
      <style:text-properties fo:color="#00ccff" fo:font-style="italic" style:font-style-asian="italic" style:font-style-complex="italic"/>
    </style:style>
    <style:style style:name="T15" style:family="text">
      <style:text-properties fo:color="#00ccff" fo:font-style="italic" officeooo:rsid="001fc871" style:font-style-asian="italic" style:font-style-complex="italic"/>
    </style:style>
    <style:style style:name="T16" style:family="text">
      <style:text-properties fo:color="#00ccff" fo:font-style="italic" officeooo:rsid="005c9478" style:font-style-asian="italic" style:font-style-complex="italic"/>
    </style:style>
    <style:style style:name="T17" style:family="text">
      <style:text-properties fo:color="#00ccff" officeooo:rsid="004e0d81"/>
    </style:style>
    <style:style style:name="T18" style:family="text">
      <style:text-properties fo:color="#ff3333" officeooo:rsid="02c8594a"/>
    </style:style>
    <style:style style:name="T19" style:family="text">
      <style:text-properties fo:color="#009933" officeooo:rsid="02c8594a"/>
    </style:style>
    <style:style style:name="T20" style:family="text">
      <style:text-properties fo:color="#0000a8"/>
    </style:style>
    <style:style style:name="T21" style:family="text">
      <style:text-properties fo:color="#0000a8" officeooo:rsid="02c8594a"/>
    </style:style>
    <style:style style:name="T22" style:family="text">
      <style:text-properties fo:color="#0000a8" officeooo:rsid="00232cbd"/>
    </style:style>
    <style:style style:name="T23" style:family="text">
      <style:text-properties officeooo:rsid="00230bef"/>
    </style:style>
    <style:style style:name="T24" style:family="text">
      <style:text-properties officeooo:rsid="00232cbd"/>
    </style:style>
    <style:style style:name="T25" style:family="text">
      <style:text-properties officeooo:rsid="0024d006"/>
    </style:style>
    <style:style style:name="T26" style:family="text">
      <style:text-properties officeooo:rsid="002dbd6d"/>
    </style:style>
    <style:style style:name="T27" style:family="text">
      <style:text-properties style:font-name="Liberation Serif"/>
    </style:style>
    <style:style style:name="T28" style:family="text">
      <style:text-properties fo:color="#000080"/>
    </style:style>
    <style:style style:name="T29" style:family="text">
      <style:text-properties fo:color="#000080" officeooo:rsid="02c8594a"/>
    </style:style>
    <style:style style:name="T30" style:family="text">
      <style:text-properties fo:color="#000080" officeooo:rsid="00242724"/>
    </style:style>
    <style:style style:name="T31" style:family="text">
      <style:text-properties fo:color="#000080" officeooo:rsid="0026024f"/>
    </style:style>
    <style:style style:name="T32" style:family="text">
      <style:text-properties fo:color="#000080" officeooo:rsid="00232cbd"/>
    </style:style>
    <style:style style:name="T33" style:family="text">
      <style:text-properties fo:color="#000080" officeooo:rsid="002efe5a"/>
    </style:style>
    <style:style style:name="T34" style:family="text">
      <style:text-properties fo:font-style="italic" style:font-style-asian="italic" style:font-style-complex="italic"/>
    </style:style>
    <style:style style:name="T35" style:family="text">
      <style:text-properties fo:font-style="italic" officeooo:rsid="00242724" style:font-style-asian="italic" style:font-style-complex="italic"/>
    </style:style>
    <style:style style:name="T36" style:family="text">
      <style:text-properties fo:font-style="italic" officeooo:rsid="0026024f" style:font-style-asian="italic" style:font-style-complex="italic"/>
    </style:style>
    <style:style style:name="T37" style:family="text">
      <style:text-properties fo:font-style="italic" officeooo:rsid="006c7a99" style:font-style-asian="italic" style:font-style-complex="italic"/>
    </style:style>
    <style:style style:name="T38" style:family="text">
      <style:text-properties fo:font-style="italic" officeooo:rsid="006e1e2c" style:font-style-asian="italic" style:font-style-complex="italic"/>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fo:font-weight="bold" officeooo:rsid="00232cbd" style:font-style-asian="italic" style:font-weight-asian="bold" style:font-style-complex="italic" style:font-weight-complex="bold"/>
    </style:style>
    <style:style style:name="T41" style:family="text">
      <style:text-properties fo:font-style="italic" fo:font-weight="bold" officeooo:rsid="002dbd6d" style:font-style-asian="italic" style:font-weight-asian="bold" style:font-style-complex="italic" style:font-weight-complex="bold"/>
    </style:style>
    <style:style style:name="T42" style:family="text">
      <style:text-properties fo:font-style="italic" fo:font-weight="bold" officeooo:rsid="00242724" style:font-style-asian="italic" style:font-weight-asian="bold" style:font-style-complex="italic" style:font-weight-complex="bold"/>
    </style:style>
    <style:style style:name="T43" style:family="text">
      <style:text-properties fo:font-style="italic" fo:font-weight="bold" officeooo:rsid="003023f0" style:font-style-asian="italic" style:font-weight-asian="bold" style:font-style-complex="italic" style:font-weight-complex="bold"/>
    </style:style>
    <style:style style:name="T44" style:family="text">
      <style:text-properties fo:font-style="italic" fo:font-weight="bold" officeooo:rsid="001fc871" style:font-style-asian="italic" style:font-weight-asian="bold" style:font-style-complex="italic" style:font-weight-complex="bold"/>
    </style:style>
    <style:style style:name="T45" style:family="text">
      <style:text-properties officeooo:rsid="005a2f8f"/>
    </style:style>
    <style:style style:name="T46" style:family="text">
      <style:text-properties officeooo:rsid="005b85a2"/>
    </style:style>
    <style:style style:name="T47" style:family="text">
      <style:text-properties officeooo:rsid="005c9478"/>
    </style:style>
    <style:style style:name="T48" style:family="text">
      <style:text-properties officeooo:rsid="0060b641"/>
    </style:style>
    <style:style style:name="T49" style:family="text">
      <style:text-properties officeooo:rsid="006689fd"/>
    </style:style>
    <style:style style:name="T50" style:family="text">
      <style:text-properties officeooo:rsid="00681016"/>
    </style:style>
    <style:style style:name="T51" style:family="text">
      <style:text-properties officeooo:rsid="00687c0e"/>
    </style:style>
    <style:style style:name="T52" style:family="text">
      <style:text-properties officeooo:rsid="0068d1b5"/>
    </style:style>
    <style:style style:name="T53" style:family="text">
      <style:text-properties officeooo:rsid="006b1413"/>
    </style:style>
    <style:style style:name="T54" style:family="text">
      <style:text-properties officeooo:rsid="006b4570"/>
    </style:style>
    <style:style style:name="T55" style:family="text">
      <style:text-properties fo:font-style="normal" officeooo:rsid="006c7a99" style:font-style-asian="normal" style:font-style-complex="normal"/>
    </style:style>
    <style:style style:name="T56" style:family="text">
      <style:text-properties fo:font-style="normal" officeooo:rsid="006b4570" style:font-style-asian="normal" style:font-style-complex="normal"/>
    </style:style>
    <style:style style:name="T57" style:family="text">
      <style:text-properties fo:font-style="normal" officeooo:rsid="00720885" style:font-style-asian="normal" style:font-style-complex="normal"/>
    </style:style>
    <style:style style:name="T58" style:family="text">
      <style:text-properties officeooo:rsid="00722cd5"/>
    </style:style>
    <style:style style:name="T59" style:family="text">
      <style:text-properties officeooo:rsid="0079cc2f"/>
    </style:style>
    <style:style style:name="T60" style:family="text">
      <style:text-properties officeooo:rsid="007d81a2"/>
    </style:style>
    <style:style style:name="T61" style:family="text">
      <style:text-properties officeooo:rsid="007ecee5"/>
    </style:style>
    <style:style style:name="T62" style:family="text">
      <style:text-properties officeooo:rsid="0081d9b9"/>
    </style:style>
    <style:style style:name="T63" style:family="text">
      <style:text-properties officeooo:rsid="0086b666"/>
    </style:style>
    <style:style style:name="T64" style:family="text">
      <style:text-properties officeooo:rsid="00941bb2"/>
    </style:style>
    <style:style style:name="T65" style:family="text">
      <style:text-properties officeooo:rsid="009af7c7"/>
    </style:style>
    <style:style style:name="T66" style:family="text">
      <style:text-properties officeooo:rsid="009beb5b"/>
    </style:style>
    <style:style style:name="T67" style:family="text">
      <style:text-properties fo:font-weight="bold" officeooo:rsid="009beb5b" style:font-weight-asian="bold" style:font-weight-complex="bold"/>
    </style:style>
    <style:style style:name="T68" style:family="text">
      <style:text-properties officeooo:rsid="00a3f8ab"/>
    </style:style>
    <style:style style:name="T69" style:family="text">
      <style:text-properties officeooo:rsid="00aa612a"/>
    </style:style>
    <style:style style:name="T70" style:family="text">
      <style:text-properties style:text-underline-style="solid" style:text-underline-width="auto" style:text-underline-color="font-color"/>
    </style:style>
    <style:style style:name="T71" style:family="text">
      <style:text-properties style:text-underline-style="none"/>
    </style:style>
    <style:style style:name="T72" style:family="text">
      <style:text-properties officeooo:rsid="00b929ce"/>
    </style:style>
    <style:style style:name="T73" style:family="text">
      <style:text-properties officeooo:rsid="00bc7195"/>
    </style:style>
    <style:style style:name="T74" style:family="text">
      <style:text-properties style:font-name="Liberation Serif1" officeooo:rsid="00b929ce"/>
    </style:style>
    <style:style style:name="T75" style:family="text">
      <style:text-properties style:font-name="Liberation Serif1" officeooo:rsid="00bc7195"/>
    </style:style>
    <style:style style:name="T76" style:family="text">
      <style:text-properties style:font-name="Liberation Serif1" officeooo:rsid="00bd03fe"/>
    </style:style>
    <style:style style:name="T77" style:family="text">
      <style:text-properties officeooo:rsid="00bd03fe"/>
    </style:style>
    <style:style style:name="T78" style:family="text">
      <style:text-properties officeooo:rsid="00befea7"/>
    </style:style>
    <style:style style:name="T79" style:family="text">
      <style:text-properties officeooo:rsid="00c0ec41"/>
    </style:style>
    <style:style style:name="T80" style:family="text">
      <style:text-properties officeooo:rsid="00c78710"/>
    </style:style>
    <style:style style:name="T81" style:family="text">
      <style:text-properties fo:color="#ce181e"/>
    </style:style>
    <style:style style:name="fr1" style:family="graphic" style:parent-style-name="Frame">
      <style:graphic-properties style:vertical-pos="from-top" style:vertical-rel="paragraph" style:horizontal-pos="from-left" style:horizontal-rel="paragraph">
        <style:columns fo:column-count="2" fo:column-gap="0.497cm">
          <style:column style:rel-width="32767*" fo:start-indent="0cm" fo:end-indent="0.249cm"/>
          <style:column style:rel-width="32768*" fo:start-indent="0.249cm" fo:end-indent="0cm"/>
        </style:columns>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BELLVM PVNICUM TERTIVM</text:p>
      <text:p text:style-name="P6"/>
      <text:p text:style-name="P6"><text:span text:style-name="T23">f</text:span>aucons et colombes <text:span text:style-name="T64">d’après l’historien Florus</text:span></text:p>
      <text:p text:style-name="P6"/>
      <text:p text:style-name="P6"><text:a xlink:type="simple" xlink:href="http://www.perseus.tufts.edu/hopper/text?doc=Flor.+Epit.+1.31&amp;fromdoc=Perseus%3Atext%3A2008.01.0496" text:style-name="Internet_20_link" text:visited-style-name="Visited_20_Internet_20_Link">http://www.perseus.tufts.edu/hopper/text?doc=Flor.+Epit.+1.31&amp;fromdoc=Perseus%3Atext%3A2008.01.0496</text:a></text:p>
      <text:p text:style-name="P1"/>
      <text:p text:style-name="P53"><text:tab/>Catō inexpiābilī odiō dēlendam esse Carthāginem, et cum dē aliō cōnsulerētur, prōnuntiābat; Scīpiō Nāsīca seruandam, nē metū ablātō aemulae urbis luxuriārī fēlīcitās inciperet. Medium senātus ēlēgit ut urbs tantum locō mouērētur.</text:p>
      <text:p text:style-name="P5"/>
      <text:p text:style-name="P2"/>
      <text:p text:style-name="P56"><text:tab/><text:span text:style-name="T1">N.<text:tab/></text:span><text:span text:style-name="T3">nominatif<text:tab/><text:tab/><text:tab/>sujet; attribut du sujet</text:span></text:p>
      <text:p text:style-name="P55"><text:span text:style-name="T9"><text:tab/></text:span><text:span text:style-name="T10">V.<text:tab/></text:span><text:span text:style-name="T1">vocatif<text:tab/><text:tab/><text:tab/><text:tab/>exclamation </text:span></text:p>
      <text:p text:style-name="P56"><text:tab/><text:span text:style-name="T1">Acc.<text:tab/></text:span><text:span text:style-name="T12">accusatif<text:tab/><text:tab/><text:tab/>COD</text:span></text:p>
      <text:p text:style-name="P56"><text:tab/><text:span text:style-name="T1">G.<text:tab/></text:span><text:span text:style-name="T18">génitif<text:tab/><text:tab/><text:tab/><text:tab/>complément du nom</text:span></text:p>
      <text:p text:style-name="P56"><text:tab/><text:span text:style-name="T1">D.<text:tab/></text:span><text:span text:style-name="T19">datif<text:tab/><text:tab/><text:tab/><text:tab/>COI</text:span></text:p>
      <text:p text:style-name="P56"><text:tab/><text:span text:style-name="T1">Ab.<text:tab/></text:span><text:span text:style-name="T21">ablatif<text:tab/><text:tab/><text:tab/><text:tab/></text:span><text:span text:style-name="T29">CC</text:span></text:p>
      <text:p text:style-name="P57"/>
      <text:p text:style-name="P11"><text:tab/><text:span text:style-name="T2">Cat</text:span><text:span text:style-name="T4">ō</text:span> <text:span text:style-name="T28">inexpi</text:span><text:span text:style-name="T30">ā</text:span><text:span text:style-name="T28">bil</text:span><text:span text:style-name="T31">ī</text:span><text:span text:style-name="T28"> odi</text:span><text:span text:style-name="T32">ō</text:span> <text:span text:style-name="T14">d</text:span><text:span text:style-name="T16">ē</text:span><text:span text:style-name="T14">lendam</text:span><text:span text:style-name="T34"> esse</text:span> <text:span text:style-name="T11">Carth</text:span><text:span text:style-name="T13">ā</text:span><text:span text:style-name="T11">ginem</text:span>, et cum d<text:span text:style-name="T25">ē</text:span> <text:span text:style-name="T28">ali</text:span><text:span text:style-name="T32">ō</text:span> <text:span text:style-name="T39">c</text:span><text:span text:style-name="T40">ō</text:span><text:span text:style-name="T39">nsuler</text:span><text:span text:style-name="T41">ē</text:span><text:span text:style-name="T39">tur</text:span><text:span text:style-name="T34">, </text:span><text:span text:style-name="T39">pr</text:span><text:span text:style-name="T40">ō</text:span><text:span text:style-name="T39">nunti</text:span><text:span text:style-name="T42">ā</text:span><text:span text:style-name="T39">bat;</text:span> <text:span text:style-name="T2">Sc</text:span><text:span text:style-name="T5">ī</text:span><text:span text:style-name="T2">pi</text:span><text:span text:style-name="T4">ō</text:span><text:span text:style-name="T2"> N</text:span><text:span text:style-name="T6">ā</text:span><text:span text:style-name="T2">s</text:span><text:span text:style-name="T5">ī</text:span><text:span text:style-name="T2">ca</text:span> <text:span text:style-name="T14">ser</text:span><text:span text:style-name="T15">u</text:span><text:span text:style-name="T14">andam</text:span>, n<text:span text:style-name="T26">ē</text:span> <text:span text:style-name="T28">met</text:span><text:span text:style-name="T33">ū</text:span><text:span text:style-name="T28"> abl</text:span><text:span text:style-name="T30">ā</text:span><text:span text:style-name="T28">t</text:span><text:span text:style-name="T32">ō</text:span> <text:span text:style-name="T81">aemulae urbis</text:span> <text:span text:style-name="T34">luxuri</text:span><text:span text:style-name="T35">ā</text:span><text:span text:style-name="T34">r</text:span><text:span text:style-name="T36">ī</text:span> <text:span text:style-name="T2">f</text:span><text:span text:style-name="T7">ē</text:span><text:span text:style-name="T2">l</text:span><text:span text:style-name="T5">ī</text:span><text:span text:style-name="T2">cit</text:span><text:span text:style-name="T6">ā</text:span><text:span text:style-name="T2">s</text:span> <text:span text:style-name="T39">inciperet. </text:span><text:span text:style-name="T17">M</text:span><text:span text:style-name="T11">edium</text:span> <text:span text:style-name="T2">sen</text:span><text:span text:style-name="T8">ā</text:span><text:span text:style-name="T2">tus</text:span> <text:span text:style-name="T43">ē</text:span><text:span text:style-name="T39">l</text:span><text:span text:style-name="T43">ē</text:span><text:span text:style-name="T39">git</text:span> ut <text:span text:style-name="T2">urbs</text:span> tantum <text:span text:style-name="T20">loc</text:span><text:span text:style-name="T22">ō</text:span> <text:span text:style-name="T39">mo</text:span><text:span text:style-name="T44">uē</text:span><text:span text:style-name="T39">r</text:span><text:span text:style-name="T43">ē</text:span><text:span text:style-name="T39">tur</text:span>.</text:p>
      <text:p text:style-name="P17"><draw:frame draw:style-name="fr1" draw:name="Frame1" text:anchor-type="paragraph" svg:x="0.058cm" svg:y="0.023cm" svg:width="18.889cm" draw:z-index="0"><draw:text-box fo:min-height="9.733cm"><text:p text:style-name="P29">aemulus, a, um<text:tab/><text:tab/><text:tab/><text:tab/>: adversaire</text:p><text:p text:style-name="P15">alius, alia, aliud<text:tab/><text:tab/><text:tab/><text:tab/>: autre</text:p><text:p text:style-name="P16">aufero, aufers, auferre, abstulī, ablātum<text:tab/>: emporter</text:p><text:p text:style-name="P35">Carthāg<text:span text:style-name="T48">o, Carthāginis f.<text:tab/><text:tab/><text:tab/>: Carthage</text:span></text:p><text:p text:style-name="P36">Catō, Catō<text:span text:style-name="T45">nis m.<text:tab/><text:tab/><text:tab/><text:tab/>: Caton</text:span></text:p><text:p text:style-name="P36">cōnsul<text:span text:style-name="T51">o, is, ere, cōnsuluī, consultum<text:tab/>: délibérer</text:span></text:p><text:p text:style-name="P18">cum + abl.<text:tab/><text:tab/><text:tab/><text:tab/>: avec</text:p><text:p text:style-name="P19">cum + proposition<text:tab/><text:tab/><text:tab/>: quand</text:p><text:p text:style-name="P20">dē <text:span text:style-name="T50">+ abl.<text:tab/><text:tab/><text:tab/><text:tab/><text:tab/>: à propos de</text:span></text:p><text:p text:style-name="P21">dēleo, ēs, ēre, dēlēuī, delētum<text:tab/><text:tab/>: détruire</text:p><text:p text:style-name="P22">ēl<text:span text:style-name="T61">i</text:span>g<text:span text:style-name="T61">o, is, ere, <text:s/>ēlēg</text:span>ī, <text:span text:style-name="T61">electum<text:tab/><text:tab/>: choisir</text:span></text:p><text:p text:style-name="P23">et<text:tab/><text:tab/><text:tab/><text:tab/><text:tab/>: <text:span text:style-name="T49">et, aussi</text:span></text:p><text:p text:style-name="P24">fēlīcitās, fēlīcitā<text:span text:style-name="T59">tis f.<text:tab/><text:tab/><text:tab/>: le bonheur</text:span></text:p><text:p text:style-name="P32">incipio, is, ere, incēpī, inceptum<text:tab/><text:tab/>: commencer</text:p><text:p text:style-name="P37">inexpiābil<text:span text:style-name="T46">is, is, e<text:tab/><text:tab/><text:tab/><text:tab/>: inexpiable</text:span></text:p><text:p text:style-name="P34">locus, loc<text:span text:style-name="T52">ī m</text:span>.<text:tab/><text:tab/><text:tab/><text:tab/>: le lieu</text:p><text:p text:style-name="P30"><text:span text:style-name="T59">l</text:span>uxurio<text:span text:style-name="T52">, ās, āre, </text:span>luxuri<text:span text:style-name="T52">āuī, luxuriaātum<text:tab/>: être en trop</text:span></text:p><text:p text:style-name="P33">medius, media, medium<text:tab/><text:tab/><text:tab/>: moyen</text:p><text:p text:style-name="P38">met<text:span text:style-name="T58">us, metūs f.<text:tab/><text:tab/><text:tab/><text:tab/>: la peur</text:span></text:p><text:p text:style-name="P36">mou<text:span text:style-name="T63">eo, ēs, ēre, mōuī, mōtum<text:tab/><text:tab/>: bouger</text:span></text:p><text:p text:style-name="P39">Nāsīca, <text:span text:style-name="T54">ae m.<text:tab/><text:tab/><text:tab/>: <text:s/></text:span><text:span text:style-name="T56">Nāsīca</text:span></text:p><text:p text:style-name="P40"><text:span text:style-name="T56">nē<text:tab/><text:tab/><text:tab/><text:tab/>: </text:span><text:span text:style-name="T57">afin que … ne … pas</text:span></text:p><text:p text:style-name="P41">odi<text:span text:style-name="T47">um, odiī n.<text:tab/><text:tab/><text:tab/>: la haine</text:span></text:p><text:p text:style-name="P42">Scīpiō, Scīpiō<text:span text:style-name="T53">nis m.<text:tab/><text:tab/>: (</text:span><text:span text:style-name="T37">cogn</text:span><text:span text:style-name="T38">ō</text:span><text:span text:style-name="T37">men</text:span><text:span text:style-name="T55">) </text:span><text:span text:style-name="T53">Scipio</text:span></text:p><text:p text:style-name="P25">sum, <text:span text:style-name="T47">ē</text:span>s, esse, fu<text:span text:style-name="T47">ī, -<text:tab/><text:tab/>: ê</text:span>tre</text:p><text:p text:style-name="P26">prōnunti<text:span text:style-name="T52">o, ās, āre, </text:span>prōnunti<text:span text:style-name="T52">āuī, ātum<text:tab/>: dire publiquement</text:span></text:p><text:p text:style-name="P27">senātus, senāt<text:span text:style-name="T60">ūs m.<text:tab/><text:tab/>: le Sénat</text:span></text:p><text:p text:style-name="P28">seruo, <text:span text:style-name="T52">ās, āre, </text:span>seru<text:span text:style-name="T52">āuī, ātum<text:tab/>: conserver</text:span></text:p><text:p text:style-name="P34">tantum<text:tab/><text:tab/><text:tab/><text:tab/>: seulement, simplement</text:p><text:p text:style-name="P30">urbs, urbis f.<text:tab/><text:tab/><text:tab/>: la ville</text:p><text:p text:style-name="P31">ut <text:span text:style-name="T62">+ groupe nominal</text:span><text:tab/><text:tab/>: <text:span text:style-name="T62">comme</text:span></text:p><text:p text:style-name="P43">ut + proposition<text:tab/><text:tab/><text:tab/>: que (conj. de subordi.)</text:p></draw:text-box></draw:frame></text:p>
      <text:p text:style-name="P10"><text:soft-page-break/></text:p>
      <text:p text:style-name="P10"/>
      <text:p text:style-name="P9"><text:a xlink:type="simple" xlink:href="http://remacle.org/bloodwolf/Gracques/Tib00.htm" text:style-name="Internet_20_link" text:visited-style-name="Visited_20_Internet_20_Link"><text:span text:style-name="T27">http://remacle.org/bloodwolf/Gracques/Tib00.htm</text:span></text:a></text:p>
      <text:p text:style-name="P14"/>
      <text:p text:style-name="P14">Caton déclarait avec une haine implacable qu'il fallait détruire Carthage même quand on demandait son avis sur autre chose. Scipion Nasica voulait qu'on la conserve, de peur que, délivré de la crainte d'une ville rivale, on ne s'abandonne à la mollesse. Le Sénat choisit la voie médiane : la ville changerait simplement de plac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54"><text:soft-page-break/>BELLVM PVNICUM TERTIVM</text:p>
      <text:p text:style-name="P7"/>
      <text:p text:style-name="P7"><text:span text:style-name="T23">f</text:span>aucons et colombes <text:span text:style-name="T64">d’après l’historien Florus</text:span></text:p>
      <text:p text:style-name="P7"/>
      <text:p text:style-name="P58">évaluation</text:p>
      <text:p text:style-name="P3"/>
      <text:p text:style-name="P13"><text:tab/><text:span text:style-name="T70">Catō</text:span> inexpiābilī <text:span text:style-name="T70">odiō</text:span> dēlendam esse <text:span text:style-name="T70">Carthāginem</text:span>, et cum dē <text:span text:style-name="T71">aliō</text:span> cōnsulerētur, prōnuntiābat; Scīpiō Nāsīca seruandam, nē metū ablātō <text:span text:style-name="T70">aemulae</text:span> urbis luxuriārī fēlīcitās inciperet. Medium senātō<text:span text:style-name="T66">rēs*</text:span> ēlēgē<text:span text:style-name="T66">runt**</text:span> ut urbs tantum locō mouērētur.</text:p>
      <text:p text:style-name="P46"/>
      <text:p text:style-name="P12">* <text:s/>senātō<text:span text:style-name="T66">rēs : <text:s/>senātor, <text:s/>senātōris m. (le sénateur), nominatif pluriel.</text:span></text:p>
      <text:p text:style-name="P12">** <text:s/>ēlēgē<text:span text:style-name="T66">runt : A.ind.parfait.</text:span><text:span text:style-name="T67">3P</text:span></text:p>
      <text:p text:style-name="P47">(1) <text:span text:style-name="T65">Donner le cas et le nombre des mots soulignés (/4 points)</text:span></text:p>
      <text:p text:style-name="P45"/>
      <text:p text:style-name="P45"/>
      <text:p text:style-name="P45"/>
      <text:p text:style-name="P48">(2) <text:span text:style-name="T69">T</text:span>raduire les mots suivants: <text:span text:style-name="T69">(/4 points)</text:span></text:p>
      <text:p text:style-name="P4"><text:tab/>aemulus, a, um<text:tab/><text:tab/><text:tab/><text:tab/>:</text:p>
      <text:p text:style-name="P4"/>
      <text:p text:style-name="P4"><text:tab/>incipio, is, ere, incēpī, inceptum<text:tab/><text:tab/>:</text:p>
      <text:p text:style-name="P4"/>
      <text:p text:style-name="P4"><text:tab/>cum + abl.<text:tab/><text:tab/><text:tab/><text:tab/><text:tab/>:</text:p>
      <text:p text:style-name="P4"><text:tab/></text:p>
      <text:p text:style-name="P4"><text:tab/>sum, ēs, esse, fuī, -<text:tab/><text:tab/><text:tab/><text:tab/>:</text:p>
      <text:p text:style-name="P44"/>
      <text:p text:style-name="P49">(<text:span text:style-name="T68">3</text:span>) <text:span text:style-name="T69">T</text:span>raduire la dernière phrase <text:span text:style-name="T80">du texte de Florus</text:span>. <text:span text:style-name="T68">(/6 points)</text:span></text:p>
      <text:p text:style-name="P49"/>
      <text:p text:style-name="P49"/>
      <text:p text:style-name="P50">(4) Traduire la phrase suivante en latin. <text:span text:style-name="T79">(/6 points)</text:span></text:p>
      <text:p text:style-name="P51">Il pense que le peuple romain est heureux.</text:p>
      <text:p text:style-name="P52"><text:tab/><text:span text:style-name="T72">puto, put</text:span><text:span text:style-name="T74">ā</text:span><text:span text:style-name="T73">s, put</text:span><text:span text:style-name="T74">ā</text:span><text:span text:style-name="T73">re : penser / populus, </text:span><text:span text:style-name="T75">ī</text:span><text:span text:style-name="T77"> m. : le peuple / r</text:span><text:span text:style-name="T76">ō</text:span><text:span text:style-name="T78">m</text:span><text:span text:style-name="T74">ā</text:span><text:span text:style-name="T78">nus, a, um : romain / beatus, a, um : heureux</text:span></text:p>
      <text:p text:style-name="P5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8T15:40:10.201247320</meta:creation-date>
    <dc:date>2019-01-13T18:59:45.653529780</dc:date>
    <meta:editing-duration>PT3H8M32S</meta:editing-duration>
    <meta:editing-cycles>124</meta:editing-cycles>
    <meta:generator>LibreOffice/6.0.7.3$Linux_X86_64 LibreOffice_project/00m0$Build-3</meta:generator>
    <meta:document-statistic meta:table-count="0" meta:image-count="0" meta:object-count="0" meta:page-count="3" meta:paragraph-count="63" meta:word-count="493" meta:character-count="3163" meta:non-whitespace-character-count="2622"/>
  </office:meta>
</office:document-meta>
</file>